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501ab8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501ab8" officeooo:rsid="002cf8be" style:font-name="Arial" style:font-size-asian="11pt" style:font-size-complex="11pt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/>
    </style:style>
    <style:style style:family="paragraph" style:name="P4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480a9f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text-properties fo:font-size="14pt" officeooo:paragraph-rsid="00501ab8" style:font-name="Arial" style:font-size-asian="14pt" style:font-size-complex="14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501ab8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01ab8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501ab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3bc4f2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officeooo:rsid="00362119"/>
    </style:style>
    <style:style style:family="text" style:name="T16">
      <style:text-properties officeooo:rsid="00318bbc"/>
    </style:style>
    <style:style style:family="text" style:name="T17">
      <style:text-properties officeooo:rsid="003bc4f2"/>
    </style:style>
    <style:style style:family="text" style:name="T18">
      <style:text-properties fo:background-color="transparent" loext:char-shading-value="0" officeooo:rsid="00406370" style:use-window-font-color="true"/>
    </style:style>
    <style:style style:family="text" style:name="T19">
      <style:text-properties officeooo:rsid="00406370"/>
    </style:style>
    <style:style style:family="text" style:name="T20">
      <style:text-properties officeooo:rsid="004f4d4b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23">do text</text:span></text:p><text:p text:style-name="P17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<text:span text:style-name="T19">u développement économique</text:span> - Direction <text:span text:style-name="T18">des implantations commerciales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3">Transmi<text:span text:style-name="T20">s</text:span> <text:span text:style-name="T7">de la demande de plans modificatifs</text:span></text:p>
      <text:p text:style-name="P4"/>
      <text:p text:style-name="P16"><text:span text:style-name="T5"/></text:p>
      <text:p text:style-name="P9"/>
      <text:p text:style-name="P5"><office:annotation><dc:creator>Gauthier Bastien</dc:creator><dc:date>2011-02-16T16:12:24</dc:date><text:p text:style-name="P17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8"><text:span text:style-name="T16">Monsieur le Fonctionnaire des i</text:span><text:span text:style-name="T9">mplantations commerciales</text:span>,</text:p>
      <text:p text:style-name="P5"/>
      <text:p text:style-name="P10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8">Nous vous en souhaitons bonne réception et nous vous prions d'agréer, <text:span text:style-name="T16">Monsieur le Fonctionnaire des i</text:span><text:span text:style-name="T9">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23">do text</text:span></text:p><text:p text:style-name="P17"><text:span text:style-name="T23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501ab8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501ab8" officeooo:rsid="002cf8be" style:font-name="Arial" style:font-size-asian="11pt" style:font-size-complex="11pt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/>
    </style:style>
    <style:style style:family="paragraph" style:name="P4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480a9f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text-properties fo:font-size="14pt" officeooo:paragraph-rsid="00501ab8" style:font-name="Arial" style:font-size-asian="14pt" style:font-size-complex="14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501ab8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01ab8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501ab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3bc4f2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officeooo:rsid="00362119"/>
    </style:style>
    <style:style style:family="text" style:name="T16">
      <style:text-properties officeooo:rsid="00318bbc"/>
    </style:style>
    <style:style style:family="text" style:name="T17">
      <style:text-properties officeooo:rsid="003bc4f2"/>
    </style:style>
    <style:style style:family="text" style:name="T18">
      <style:text-properties fo:background-color="transparent" loext:char-shading-value="0" officeooo:rsid="00406370" style:use-window-font-color="true"/>
    </style:style>
    <style:style style:family="text" style:name="T19">
      <style:text-properties officeooo:rsid="00406370"/>
    </style:style>
    <style:style style:family="text" style:name="T20">
      <style:text-properties officeooo:rsid="004f4d4b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23">do text</text:span></text:p><text:p text:style-name="P17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<text:span text:style-name="T19">u développement économique</text:span> - Direction <text:span text:style-name="T18">des implantations commerciales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3">Transmi<text:span text:style-name="T20">s</text:span> <text:span text:style-name="T7">de la demande de plans modificatifs</text:span></text:p>
      <text:p text:style-name="P4"/>
      <text:p text:style-name="P16"><text:span text:style-name="T5"/></text:p>
      <text:p text:style-name="P9"/>
      <text:p text:style-name="P5"><office:annotation><dc:creator>Gauthier Bastien</dc:creator><dc:date>2011-02-16T16:12:24</dc:date><text:p text:style-name="P17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8"><text:span text:style-name="T16">Monsieur le Fonctionnaire des i</text:span><text:span text:style-name="T9">mplantations commerciales</text:span>,</text:p>
      <text:p text:style-name="P5"/>
      <text:p text:style-name="P10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8">Nous vous en souhaitons bonne réception et nous vous prions d'agréer, <text:span text:style-name="T16">Monsieur le Fonctionnaire des i</text:span><text:span text:style-name="T9">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23">do text</text:span></text:p><text:p text:style-name="P17"><text:span text:style-name="T23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501ab8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501ab8" officeooo:rsid="002cf8be" style:font-name="Arial" style:font-size-asian="11pt" style:font-size-complex="11pt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/>
    </style:style>
    <style:style style:family="paragraph" style:name="P4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480a9f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text-properties fo:font-size="14pt" officeooo:paragraph-rsid="00501ab8" style:font-name="Arial" style:font-size-asian="14pt" style:font-size-complex="14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501ab8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01ab8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501ab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3bc4f2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officeooo:rsid="00362119"/>
    </style:style>
    <style:style style:family="text" style:name="T16">
      <style:text-properties officeooo:rsid="00318bbc"/>
    </style:style>
    <style:style style:family="text" style:name="T17">
      <style:text-properties officeooo:rsid="003bc4f2"/>
    </style:style>
    <style:style style:family="text" style:name="T18">
      <style:text-properties fo:background-color="transparent" loext:char-shading-value="0" officeooo:rsid="00406370" style:use-window-font-color="true"/>
    </style:style>
    <style:style style:family="text" style:name="T19">
      <style:text-properties officeooo:rsid="00406370"/>
    </style:style>
    <style:style style:family="text" style:name="T20">
      <style:text-properties officeooo:rsid="004f4d4b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23">do text</text:span></text:p><text:p text:style-name="P17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<text:span text:style-name="T19">u développement économique</text:span> - Direction <text:span text:style-name="T18">des implantations commerciales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3">Transmi<text:span text:style-name="T20">s</text:span> <text:span text:style-name="T7">de la demande de plans modificatifs</text:span></text:p>
      <text:p text:style-name="P4"/>
      <text:p text:style-name="P16"><text:span text:style-name="T5"/></text:p>
      <text:p text:style-name="P9"/>
      <text:p text:style-name="P5"><office:annotation><dc:creator>Gauthier Bastien</dc:creator><dc:date>2011-02-16T16:12:24</dc:date><text:p text:style-name="P17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8"><text:span text:style-name="T16">Monsieur le Fonctionnaire des i</text:span><text:span text:style-name="T9">mplantations commerciales</text:span>,</text:p>
      <text:p text:style-name="P5"/>
      <text:p text:style-name="P10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8">Nous vous en souhaitons bonne réception et nous vous prions d'agréer, <text:span text:style-name="T16">Monsieur le Fonctionnaire des i</text:span><text:span text:style-name="T9">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23">do text</text:span></text:p><text:p text:style-name="P17"><text:span text:style-name="T23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501ab8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501ab8" officeooo:rsid="002cf8be" style:font-name="Arial" style:font-size-asian="11pt" style:font-size-complex="11pt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/>
    </style:style>
    <style:style style:family="paragraph" style:name="P4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480a9f" style:font-name="Arial" style:font-size-asian="10.5pt" style:font-size-complex="10.5pt"/>
    </style:style>
    <style:style style:family="paragraph" style:name="P9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0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text-properties fo:font-size="14pt" officeooo:paragraph-rsid="00501ab8" style:font-name="Arial" style:font-size-asian="14pt" style:font-size-complex="14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501ab8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01ab8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501ab8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3bc4f2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officeooo:rsid="00362119"/>
    </style:style>
    <style:style style:family="text" style:name="T16">
      <style:text-properties officeooo:rsid="00318bbc"/>
    </style:style>
    <style:style style:family="text" style:name="T17">
      <style:text-properties officeooo:rsid="003bc4f2"/>
    </style:style>
    <style:style style:family="text" style:name="T18">
      <style:text-properties fo:background-color="transparent" loext:char-shading-value="0" officeooo:rsid="00406370" style:use-window-font-color="true"/>
    </style:style>
    <style:style style:family="text" style:name="T19">
      <style:text-properties officeooo:rsid="00406370"/>
    </style:style>
    <style:style style:family="text" style:name="T20">
      <style:text-properties officeooo:rsid="004f4d4b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23">do text</text:span></text:p><text:p text:style-name="P17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<text:span text:style-name="T19">u développement économique</text:span> - Direction <text:span text:style-name="T18">des implantations commerciales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3">Transmi<text:span text:style-name="T20">s</text:span> <text:span text:style-name="T7">de la demande de plans modificatifs</text:span></text:p>
      <text:p text:style-name="P4"/>
      <text:p text:style-name="P16"><text:span text:style-name="T5"/></text:p>
      <text:p text:style-name="P9"/>
      <text:p text:style-name="P5"><office:annotation><dc:creator>Gauthier Bastien</dc:creator><dc:date>2011-02-16T16:12:24</dc:date><text:p text:style-name="P17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8"><text:span text:style-name="T16">Monsieur le Fonctionnaire des i</text:span><text:span text:style-name="T9">mplantations commerciales</text:span>,</text:p>
      <text:p text:style-name="P5"/>
      <text:p text:style-name="P10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8">Nous vous en souhaitons bonne réception et nous vous prions d'agréer, <text:span text:style-name="T16">Monsieur le Fonctionnaire des i</text:span><text:span text:style-name="T9">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23">do text</text:span></text:p><text:p text:style-name="P17"><text:span text:style-name="T23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8:03.151416672</dc:date>
    <dc:language>fr-FR</dc:language>
    <meta:editing-cycles>132</meta:editing-cycles>
    <meta:editing-duration>P1DT9H39M11S</meta:editing-duration>
    <meta:document-statistic meta:table-count="1" meta:image-count="0" meta:object-count="0" meta:page-count="1" meta:paragraph-count="15" meta:word-count="177" meta:character-count="1333" meta:non-whitespace-character-count="1188"/>
    <meta:user-defined meta:name="Info 1"/>
    <meta:user-defined meta:name="Info 2"/>
    <meta:user-defined meta:name="Info 3"/>
    <meta:user-defined meta:name="Info 4"/>
  </office:meta>
</office:document-meta>
</file>